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a5c4" officeooo:paragraph-rsid="0002a5c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goDb commands : </text:p>
      <text:p text:style-name="P1"/>
      <text:p text:style-name="P1">Terminal 1</text:p>
      <text:p text:style-name="P1"/>
      <text:p text:style-name="P1">su</text:p>
      <text:p text:style-name="P1">cd /mongodb</text:p>
      <text:p text:style-name="P1">cd mongodb-linux-x86_64_2.6.3/</text:p>
      <text:p text:style-name="P1">cd bin</text:p>
      <text:p text:style-name="P1">./mongod</text:p>
      <text:p text:style-name="P1"/>
      <text:p text:style-name="P1">Terminal 2</text:p>
      <text:p text:style-name="P1"/>
      <text:p text:style-name="P1">./mongo</text:p>
      <text:p text:style-name="P1"/>
      <text:p text:style-name="P1"/>
      <text:p text:style-name="P1">Mysql commands :</text:p>
      <text:p text:style-name="P1">su</text:p>
      <text:p text:style-name="P1">mysql -h 172.16.1.68 -u rollnumber -p</text:p>
      <text:p text:style-name="P1">password : rollnumber</text:p>
      <text:p text:style-name="P1">use rollnumbe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6:32:23.467219778</meta:creation-date>
    <dc:date>2017-11-01T16:39:11.237924138</dc:date>
    <meta:editing-duration>PT6M48S</meta:editing-duration>
    <meta:editing-cycles>1</meta:editing-cycles>
    <meta:document-statistic meta:table-count="0" meta:image-count="0" meta:object-count="0" meta:page-count="1" meta:paragraph-count="14" meta:word-count="31" meta:character-count="193" meta:non-whitespace-character-count="175"/>
    <meta:generator>LibreOffice/5.1.6.2$Linux_X86_64 LibreOffice_project/10m0$Build-2</meta:generator>
  </office:meta>
</office:document-meta>
</file>